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Fuentedepárrafopredeter.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Fuentedepárrafopredeter.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Fuentedepárrafopredeter.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EJERCICIO AVANZADO DE TRIGGER SOBRE EL SCRIPT VENTAS<text:s/></text:p>
      <text:p text:style-name="Normal">Eres parte del equipo de desarrollo de un sistema de facturación para una empresa de tecnología. Las tablas clientes, productos, facturas y detalle_facturas ya están creadas y pobladas.</text:p>
      <text:p text:style-name="Normal">El equipo necesita automatizar una serie de tareas cada vez que se registra un nuevo detalle de factura. Para ello, deberás diseñar<text:s/><text:span text:style-name="T2">tres triggers encadenados</text:span><text:s/>que se ejecuten cuando se inserte un nuevo detalle en la tabla detalle_facturas.</text:p>
      <text:p text:style-name="Normal"/>
      <text:p text:style-name="Normal">Diseña una cadena de<text:s/><text:span text:style-name="T3">tres triggers</text:span><text:s/>que cumplan las siguientes condiciones y se ejecuten en este orden:</text:p>
      <text:list text:style-name="LFO1" text:continue-numbering="true">
        <text:list-item>
          <text:p text:style-name="P4"><text:span text:style-name="T5">Trigger 1</text:span>: Verifica que el producto insertado en detalle_facturas exista en la tabla productos. Si no existe, lanza un error.</text:p>
        </text:list-item>
        <text:list-item>
          <text:p text:style-name="P6"><text:span text:style-name="T7">Trigger 2</text:span>: Calcula automáticamente el subtotal del detalle de factura como cantidad * precio_unitario, sin que el usuario lo ingrese manualmente.</text:p>
        </text:list-item>
        <text:list-item>
          <text:p text:style-name="P8"><text:span text:style-name="T9">Trigger 3</text:span>: Una vez insertado el detalle, actualiza el campo importe_total de la factura correspondiente, sumando todos los subtotales de sus productos</text:p>
        </text:list-item>
      </text:list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rofesor_a5</meta:initial-creator>
    <dc:creator>profesor_a5</dc:creator>
    <meta:creation-date>2025-04-08T08:27:00Z</meta:creation-date>
    <dc:date>2025-04-08T08:28:00Z</dc:date>
    <meta:template xlink:href="Normal" xlink:type="simple"/>
    <meta:editing-cycles>1</meta:editing-cycles>
    <meta:editing-duration>PT60S</meta:editing-duration>
    <meta:document-statistic meta:page-count="1" meta:paragraph-count="2" meta:word-count="155" meta:character-count="1006" meta:row-count="7" meta:non-whitespace-character-count="853"/>
  </office:meta>
</office:document-meta>
</file>